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Serif" svg:font-family="Liberation Serif"/>
    <style:font-face style:name="Ubuntu" svg:font-family="Ubuntu"/>
  </office:font-face-decls>
  <office:automatic-styles>
    <style:style style:family="text" style:name="T1" style:display-name="T1">
      <style:text-properties style:font-name="Ubuntu" fo:font-size="12pt" fo:language="es" fo:country="AR" fo:font-weight="normal"/>
    </style:style>
    <style:style style:family="text" style:name="T2" style:display-name="T2">
      <style:text-properties fo:color="#000000" style:font-name="Ubuntu" fo:font-size="12pt" fo:language="es" fo:country="AR" fo:font-weight="normal"/>
    </style:style>
    <style:style style:family="text" style:name="T3" style:display-name="T3">
      <style:text-properties fo:color="#000000" style:font-name="Liberation Serif" fo:font-size="12pt" fo:language="es" fo:country="AR" fo:font-weight="normal"/>
    </style:style>
    <style:style style:family="text" style:name="T4" style:display-name="T4">
      <style:text-properties style:font-name="Liberation Serif" fo:font-size="12pt" fo:language="es" fo:country="AR" fo:font-weight="normal"/>
    </style:style>
    <style:style style:family="text" style:name="T5" style:display-name="T5">
      <style:text-properties fo:color="#000000" style:font-name="Ubuntu" fo:font-size="12pt" fo:language="es" fo:country="AR" fo:font-weight="normal" fo:text-transform="none"/>
    </style:style>
    <style:style style:family="paragraph" style:name="P9" style:display-name="P9" style:list-style-name="L4">
      <style:paragraph-properties fo:text-indent="0.000000cm" fo:widows="2" fo:orphans="2" fo:margin-left="0.508000cm" style:writing-mode="lr"/>
      <style:text-properties style:font-name="Ubuntu" fo:font-size="12pt" fo:language="es" fo:country="AR"/>
    </style:style>
    <style:style style:family="paragraph" style:name="P20" style:display-name="P20" style:list-style-name="L10">
      <style:paragraph-properties fo:text-align="left" fo:text-indent="0.000000cm" fo:line-height="100%" fo:widows="2" fo:orphans="2" fo:margin-left="0.509778cm" fo:margin-right="0.0000in" fo:margin-top="0.0000in" fo:margin-bottom="0.0000in" style:writing-mode="lr"/>
      <style:text-properties style:font-name="Liberation Serif', 'Times New Roman" fo:font-size="12pt" fo:language="es" fo:country="AR"/>
    </style:style>
    <style:style style:family="paragraph" style:name="P21" style:display-name="P21" style:list-style-name="L11">
      <style:paragraph-properties fo:text-align="left" fo:text-indent="0.000000cm" fo:line-height="100%" fo:widows="2" fo:orphans="2" fo:margin-left="0.508000cm" fo:margin-right="0.0000in" fo:margin-top="0.0000in" fo:margin-bottom="0.0000in" style:writing-mode="lr"/>
      <style:text-properties style:font-name="Liberation Serif', 'Times New Roman" fo:font-size="12pt" fo:language="es" fo:country="AR"/>
    </style:style>
    <style:style style:family="paragraph" style:name="P22" style:display-name="P22" style:list-style-name="L12">
      <style:paragraph-properties fo:text-align="left" fo:text-indent="0.000000cm" fo:line-height="100%" fo:widows="2" fo:orphans="2" fo:margin-left="0.508000cm" fo:margin-right="0.0000in" fo:margin-top="0.0000in" fo:margin-bottom="0.0000in" style:writing-mode="lr"/>
      <style:text-properties style:font-name="Liberation Serif', 'Times New Roman" fo:font-size="12pt" fo:language="es" fo:country="AR"/>
    </style:style>
    <style:style style:family="paragraph" style:name="P23" style:display-name="P23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0" style:display-name="P10" style:parent-style-name="Standard">
      <style:paragraph-properties fo:text-indent="0in" fo:margin-left="0in"/>
      <style:text-properties style:font-name="Ubuntu"/>
    </style:style>
    <style:style style:family="paragraph" style:name="P11" style:display-name="P11" style:list-style-name="L5">
      <style:paragraph-properties fo:text-indent="0.000000cm" fo:widows="2" fo:orphans="2" fo:margin-left="0.508000cm" style:writing-mode="lr"/>
      <style:text-properties style:font-name="Ubuntu" fo:font-size="12pt" fo:language="es" fo:country="AR"/>
    </style:style>
    <style:style style:family="paragraph" style:name="P12" style:display-name="P12" style:list-style-name="L6">
      <style:paragraph-properties fo:text-align="left" fo:text-indent="0.000000cm" fo:line-height="100%" fo:widows="2" fo:orphans="2" fo:margin-left="0.508000cm" fo:margin-right="0.0000in" fo:margin-top="0.0000in" fo:margin-bottom="0.0000in" style:writing-mode="lr"/>
      <style:text-properties style:font-name="Liberation Serif', 'Times New Roman" fo:font-size="12pt" fo:language="es" fo:country="AR"/>
    </style:style>
    <style:style style:family="paragraph" style:name="P13" style:display-name="P13" style:parent-style-name="Standard">
      <style:paragraph-properties fo:break-before="page"/>
      <style:text-properties style:font-name="Ubuntu"/>
    </style:style>
    <style:style style:family="paragraph" style:name="P14" style:display-name="P14" style:list-style-name="L7">
      <style:paragraph-properties fo:text-indent="0.000000cm" fo:widows="2" fo:orphans="2" fo:margin-left="0.508000cm" style:writing-mode="lr"/>
      <style:text-properties style:font-name="Ubuntu" fo:font-size="12pt" fo:language="es" fo:country="AR"/>
    </style:style>
    <style:style style:family="paragraph" style:name="P15" style:display-name="P15" style:list-style-name="L8">
      <style:paragraph-properties fo:text-align="left" fo:text-indent="0.000000cm" fo:line-height="100%" fo:widows="2" fo:orphans="2" fo:margin-left="0.508000cm" fo:margin-right="0.0000in" fo:margin-top="0.0000in" fo:margin-bottom="0.0000in" style:writing-mode="lr"/>
      <style:text-properties style:font-name="Liberation Serif', 'Times New Roman" fo:font-size="12pt" fo:language="es" fo:country="AR"/>
    </style:style>
    <style:style style:family="paragraph" style:name="P16" style:display-name="P16" style:parent-style-name="Standard">
      <style:text-properties fo:color="#000000" style:font-name="Liberation Serif', 'Times New Roman" fo:font-size="12pt" fo:language="es" fo:country="AR" fo:font-weight="normal"/>
    </style:style>
    <style:style style:family="paragraph" style:name="P17" style:display-name="P17" style:parent-style-name="Standard">
      <style:paragraph-properties fo:text-align="left" fo:text-indent="0.0000in" fo:line-height="100%" fo:margin-left="0.0000in" fo:margin-right="0.0000in" fo:margin-top="0.0000in" fo:margin-bottom="0.0000in" fo:break-before="page" style:writing-mode="lr"/>
    </style:style>
    <style:style style:family="paragraph" style:name="P18" style:display-name="P18" style:list-style-name="L9">
      <style:paragraph-properties fo:text-align="left" fo:text-indent="0.000000cm" fo:line-height="100%" fo:widows="2" fo:orphans="2" fo:margin-left="0.508000cm" fo:margin-right="0.0000in" fo:margin-top="0.0000in" fo:margin-bottom="0.0000in" style:writing-mode="lr"/>
      <style:text-properties style:font-name="Liberation Serif', 'Times New Roman" fo:font-size="12pt" fo:language="es" fo:country="AR"/>
    </style:style>
    <style:style style:family="paragraph" style:name="P19" style:display-name="P19" style:parent-style-name="Standard">
      <style:text-properties style:font-name="Liberation Serif', 'Times New Roman" fo:font-size="12pt" fo:language="es" fo:country="AR" fo:font-weight="normal"/>
    </style:style>
    <style:style style:family="paragraph" style:name="P1" style:display-name="P1" style:parent-style-name="Standard">
      <style:paragraph-properties fo:text-align="center"/>
      <style:text-properties style:font-name="Ubuntu" fo:font-size="16pt" fo:font-weight="bold"/>
    </style:style>
    <style:style style:family="paragraph" style:name="P2" style:display-name="P2" style:parent-style-name="Standard">
      <style:paragraph-properties fo:text-align="center"/>
      <style:text-properties fo:color="#000000" style:font-name="Liberation Serif', 'Times New Roman" fo:font-size="12pt" fo:language="es" fo:country="AR" fo:font-weight="normal"/>
    </style:style>
    <style:style style:family="paragraph" style:name="P3" style:display-name="P3" style:parent-style-name="Standard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4" style:display-name="P4" style:list-style-name="L1">
      <style:paragraph-properties fo:text-align="left" fo:text-indent="0.000000cm" fo:line-height="100%" fo:widows="2" fo:orphans="2" fo:margin-left="0.508000cm" fo:margin-right="0.0000in" fo:margin-top="0.0000in" fo:margin-bottom="0.0000in" style:writing-mode="lr"/>
      <style:text-properties style:font-name="Liberation Serif', 'Times New Roman" fo:font-size="12pt" fo:language="es" fo:country="AR"/>
    </style:style>
    <style:style style:family="paragraph" style:name="P5" style:display-name="P5" style:parent-style-name="Standard">
      <style:text-properties fo:color="#000000" style:font-name="Ubuntu" fo:font-size="12pt" fo:language="es" fo:country="AR" fo:font-weight="normal"/>
    </style:style>
    <style:style style:family="paragraph" style:name="P6" style:display-name="P6" style:parent-style-name="Standard">
      <style:text-properties style:font-name="Ubuntu"/>
    </style:style>
    <style:style style:family="paragraph" style:name="P7" style:display-name="P7" style:list-style-name="L2">
      <style:paragraph-properties fo:text-indent="0.000000cm" fo:widows="2" fo:orphans="2" fo:margin-left="0.508000cm" style:writing-mode="lr"/>
      <style:text-properties style:font-name="Ubuntu" fo:font-size="12pt" fo:language="es" fo:country="AR"/>
    </style:style>
    <style:style style:family="paragraph" style:name="P8" style:display-name="P8" style:list-style-name="L3">
      <style:paragraph-properties fo:text-align="left" fo:text-indent="0.000000cm" fo:line-height="100%" fo:widows="2" fo:orphans="2" fo:margin-left="0.509778cm" fo:margin-right="0.0000in" fo:margin-top="0.0000in" fo:margin-bottom="0.0000in" style:writing-mode="lr"/>
      <style:text-properties style:font-name="Liberation Serif', 'Times New Roman" fo:font-size="12pt" fo:language="es" fo:country="AR"/>
    </style:style>
    <style:style style:family="section" style:name="Sect1" style:display-name="Sect1"/>
    <style:style style:family="table" style:name="Table7" style:display-name="Table7">
      <style:table-properties style:width="0.000000" table:align="left"/>
    </style:style>
    <style:style style:family="table" style:name="Table8" style:display-name="Table8">
      <style:table-properties style:width="0.000000" table:align="left"/>
    </style:style>
    <style:style style:family="table" style:name="Table9" style:display-name="Table9">
      <style:table-properties style:width="0.000000" table:align="left"/>
    </style:style>
    <style:style style:family="table" style:name="Table10" style:display-name="Table10">
      <style:table-properties style:width="0.000000" table:align="left"/>
    </style:style>
    <style:style style:family="table" style:name="Table11" style:display-name="Table11">
      <style:table-properties style:width="0.000000" table:align="left"/>
    </style:style>
    <style:style style:family="table" style:name="Table12" style:display-name="Table12">
      <style:table-properties style:width="0.000000" table:align="left"/>
    </style:style>
    <style:style style:family="table" style:name="Table1" style:display-name="Table1">
      <style:table-properties style:width="0.000000" table:align="left"/>
    </style:style>
    <style:style style:family="table" style:name="Table2" style:display-name="Table2">
      <style:table-properties style:width="0.000000" table:align="margins" fo:margin-left="0.00cm"/>
    </style:style>
    <style:style style:family="table" style:name="Table3" style:display-name="Table3">
      <style:table-properties style:width="0.000000" table:align="left"/>
    </style:style>
    <style:style style:family="table" style:name="Table4" style:display-name="Table4">
      <style:table-properties style:width="0.000000" table:align="left"/>
    </style:style>
    <style:style style:family="table" style:name="Table5" style:display-name="Table5">
      <style:table-properties style:width="0.000000" table:align="left"/>
    </style:style>
    <style:style style:family="table" style:name="Table6" style:display-name="Table6">
      <style:table-properties style:width="0.000000" table:align="left"/>
    </style:style>
    <style:style style:family="table-cell" style:name="Table8-col2-row3" style:display-name="Table8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2-row4" style:display-name="Table8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2-row5" style:display-name="Table8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3" style:display-name="Table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4" style:display-name="Table1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5" style:display-name="Table1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1" style:display-name="Table5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2" style:display-name="Table5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3" style:display-name="Table5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4" style:display-name="Table5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5" style:display-name="Table5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-col1-row1" style:display-name="Table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-col1-row2" style:display-name="Table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-col1-row3" style:display-name="Table9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-col1-row4" style:display-name="Table9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-col1-row5" style:display-name="Table9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1" style:display-name="Table10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" style:display-name="Table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1" style:display-name="Table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3" style:display-name="Table2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2" style:display-name="Table4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5" style:display-name="Table2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3" style:display-name="Table10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4" style:display-name="Table4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1-row1" style:display-name="Table1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1" style:display-name="Table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2" style:display-name="Table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3" style:display-name="Table6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4" style:display-name="Table6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5" style:display-name="Table6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1" style:display-name="Table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2" style:display-name="Table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3" style:display-name="Table3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4" style:display-name="Table3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5" style:display-name="Table3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1" style:display-name="Table7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2" style:display-name="Table7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3" style:display-name="Table7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4" style:display-name="Table7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5" style:display-name="Table7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2-row4" style:display-name="Table11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2-row5" style:display-name="Table11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1-row2" style:display-name="Table1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1-row1" style:display-name="Table1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1-row3" style:display-name="Table12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4" style:display-name="Table7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1-row4" style:display-name="Table12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5" style:display-name="Table7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1-row5" style:display-name="Table12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2-row5" style:display-name="Table12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1-row1" style:display-name="Table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1-row2" style:display-name="Table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1-row3" style:display-name="Table8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1-row4" style:display-name="Table8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1-row5" style:display-name="Table8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2" style:display-name="Table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4" style:display-name="Table2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1" style:display-name="Table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2" style:display-name="Table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3" style:display-name="Table5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4" style:display-name="Table5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5" style:display-name="Table5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" style:display-name="Table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2" style:display-name="Table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3" style:display-name="Table2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4" style:display-name="Table2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5" style:display-name="Table2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2-row2" style:display-name="Table1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2-row1" style:display-name="Table1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2" style:display-name="Table10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2-row2" style:display-name="Table1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3" style:display-name="Table4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5" style:display-name="Table10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5" style:display-name="Table4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3" style:display-name="Table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4" style:display-name="Table1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5" style:display-name="Table1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1" style:display-name="Table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2" style:display-name="Table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3" style:display-name="Table7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1-row2" style:display-name="Table1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1-row3" style:display-name="Table1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1-row4" style:display-name="Table11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1-row5" style:display-name="Table11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2-row3" style:display-name="Table12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-col2-row1" style:display-name="Table9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-col2-row2" style:display-name="Table9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-col2-row3" style:display-name="Table9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-col2-row4" style:display-name="Table9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-col2-row5" style:display-name="Table9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4" style:display-name="Table10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2-row1" style:display-name="Table1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2-row1" style:display-name="Table6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2-row2" style:display-name="Table6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2-row3" style:display-name="Table6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2-row4" style:display-name="Table6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2-row5" style:display-name="Table6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1" style:display-name="Table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2" style:display-name="Table3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3" style:display-name="Table3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4" style:display-name="Table3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5" style:display-name="Table3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2-row3" style:display-name="Table1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2" style:display-name="Table1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3" style:display-name="Table10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4" style:display-name="Table10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2-row4" style:display-name="Table12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4" style:display-name="Table4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1" style:display-name="Table1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1" style:display-name="Table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2" style:display-name="Table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3" style:display-name="Table4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5" style:display-name="Table10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5" style:display-name="Table4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2-row1" style:display-name="Table8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2-row2" style:display-name="Table8_col2_row2">
      <style:table-cell-properties style:vertical-align="top" fo:border-left="0.72pt solid #000000" fo:border-right="0.72pt solid #000000" fo:border-top="0.72pt solid #000000" fo:border-bottom="0.72pt solid #000000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3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  <text:list-style style:name="L4">
      <text:list-level-style-number text:level="1" style:num-format="1">
        <style:list-level-properties fo:text-indent="0.000000cm" text:space-before="0cm" text:min-label-width="0.762000cm" fo:margin-left="0.508000cm"/>
      </text:list-level-style-number>
    </text:list-style>
    <text:list-style style:name="L5">
      <text:list-level-style-number text:level="1" style:num-format="1">
        <style:list-level-properties fo:text-indent="0.000000cm" text:space-before="0cm" text:min-label-width="0.762000cm" fo:margin-left="0.508000cm"/>
      </text:list-level-style-number>
    </text:list-style>
    <text:list-style style:name="L6">
      <text:list-level-style-number text:level="1" style:num-format="1">
        <style:list-level-properties fo:text-indent="0.000000cm" text:space-before="0cm" text:min-label-width="0.762000cm" fo:margin-left="0.508000cm"/>
      </text:list-level-style-number>
    </text:list-style>
    <text:list-style style:name="L7">
      <text:list-level-style-number text:level="1" style:num-format="1">
        <style:list-level-properties fo:text-indent="0.000000cm" text:space-before="0cm" text:min-label-width="0.762000cm" fo:margin-left="0.508000cm"/>
      </text:list-level-style-number>
    </text:list-style>
    <text:list-style style:name="L8">
      <text:list-level-style-number text:level="1" style:num-format="1">
        <style:list-level-properties fo:text-indent="0.000000cm" text:space-before="0cm" text:min-label-width="0.762000cm" fo:margin-left="0.508000cm"/>
      </text:list-level-style-number>
    </text:list-style>
    <text:list-style style:name="L9">
      <text:list-level-style-number text:level="1" style:num-format="1">
        <style:list-level-properties fo:text-indent="0.000000cm" text:space-before="0cm" text:min-label-width="0.762000cm" fo:margin-left="0.508000cm"/>
      </text:list-level-style-number>
    </text:list-style>
    <text:list-style style:name="L10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  <text:list-style style:name="L11">
      <text:list-level-style-number text:level="1" style:num-format="1">
        <style:list-level-properties fo:text-indent="0.000000cm" text:space-before="0cm" text:min-label-width="0.762000cm" fo:margin-left="0.508000cm"/>
      </text:list-level-style-number>
    </text:list-style>
    <text:list-style style:name="L12">
      <text:list-level-style-number text:level="1" style:num-format="1">
        <style:list-level-properties fo:text-indent="0.000000cm" text:space-before="0cm" text:min-label-width="0.762000cm" fo:margin-left="0.508000cm"/>
      </text:list-level-style-number>
    </text:list-style>
    <text:list-style style:name="L1">
      <text:list-level-style-number text:level="1" style:num-format="1">
        <style:list-level-properties fo:text-indent="0.000000cm" text:space-before="0cm" text:min-label-width="0.762000cm" fo:margin-left="0.508000cm"/>
      </text:list-level-style-number>
    </text:list-style>
    <text:list-style style:name="L2">
      <text:list-level-style-number text:level="1" style:num-format="1">
        <style:list-level-properties fo:text-indent="0.000000cm" text:space-before="0cm" text:min-label-width="0.762000cm" fo:margin-left="0.508000cm"/>
      </text:list-level-style-number>
    </text:list-style>
  </office:automatic-styles>
  <office:body>
    <office:text>
      <text:section text:style-name="Sect1" text:name="Section1">
        <text:p text:style-name="P1">CASOS DE PRUEBA</text:p>
        <text:p text:style-name="P2"/>
        <text:p text:style-name="P1"/>
        <table:table table:name="Table1" table:style-name="Table1">
          <table:table-column/>
          <table:table-column/>
          <table:table-row>
            <table:table-cell table:style-name="Table1_col1_row1">
              <text:p text:style-name="P3"><text:span text:style-name="T1">ID</text:span></text:p>
            </table:table-cell>
            <table:table-cell table:style-name="Table1_col2_row1">
              <text:p text:style-name="P3"><text:span text:style-name="T1">01</text:span></text:p>
            </table:table-cell>
          </table:table-row>
          <table:table-row>
            <table:table-cell table:style-name="Table1_col1_row2">
              <text:p text:style-name="P3"><text:span text:style-name="T1">NOMBRE</text:span></text:p>
            </table:table-cell>
            <table:table-cell table:style-name="Table1_col2_row2">
              <text:p text:style-name="P3"><text:span text:style-name="T1">Registro en Estacion.</text:span></text:p>
            </table:table-cell>
          </table:table-row>
          <table:table-row>
            <table:table-cell table:style-name="Table1_col1_row3">
              <text:p text:style-name="P3"><text:span text:style-name="T1">DESCRIPCIÓN</text:span></text:p>
            </table:table-cell>
            <table:table-cell table:style-name="Table1_col2_row3">
              <text:p text:style-name="P3"><text:span text:style-name="T1">Tren inicia y se registra en la estación.</text:span></text:p>
              <text:p text:style-name="P3"/>
            </table:table-cell>
          </table:table-row>
          <table:table-row>
            <table:table-cell table:style-name="Table1_col1_row4">
              <text:p text:style-name="P3"><text:span text:style-name="T1">PASOS</text:span></text:p>
            </table:table-cell>
            <table:table-cell table:style-name="Table1_col2_row4">
              <text:list text:style-name="L1">
                <text:list-item>
                  <text:p text:style-name="P4"><text:span text:style-name="T2">- Iniciar el proceso Tren.</text:span></text:p>
                </text:list-item>
                <text:list-item>
                  <text:p text:style-name="P4"><text:span text:style-name="T1">- Ingresar el comando «registrarse</text:span><text:span text:style-name="T3">»</text:span></text:p>
                </text:list-item>
              </text:list>
              <text:p text:style-name="P3"/>
            </table:table-cell>
          </table:table-row>
          <table:table-row>
            <table:table-cell table:style-name="Table1_col1_row5">
              <text:p text:style-name="P3"><text:span text:style-name="T1">RESULTADO OBTENIDO</text:span></text:p>
            </table:table-cell>
            <table:table-cell table:style-name="Table1_col2_row5">
              <text:p text:style-name="P3"><text:span text:style-name="T2">Mensaje en la ventana «Log» del tren:</text:span></text:p>
              <text:p text:style-name="P3"><text:span text:style-name="T1">“Te has registrado correctamente”.</text:span></text:p>
              <text:p text:style-name="P3"/>
              <text:p text:style-name="P3"><text:span text:style-name="T2">Mensaje en la ventana «Registro» de la estacion:</text:span></text:p>
              <text:p text:style-name="P3"><text:span text:style-name="T1">“Un Tren se ha registrado”.</text:span></text:p>
            </table:table-cell>
          </table:table-row>
        </table:table>
        <text:p text:style-name="Normal"/>
        <text:p text:style-name="P5"/>
        <table:table table:name="Table2" table:style-name="Table2">
          <table:table-column/>
          <table:table-column/>
          <table:table-row>
            <table:table-cell table:style-name="Table2_col1_row1">
              <text:p text:style-name="P6">ID</text:p>
            </table:table-cell>
            <table:table-cell table:style-name="Table2_col2_row1">
              <text:p text:style-name="P6">02</text:p>
            </table:table-cell>
          </table:table-row>
          <table:table-row>
            <table:table-cell table:style-name="Table2_col1_row2">
              <text:p text:style-name="P6">NOMBRE</text:p>
            </table:table-cell>
            <table:table-cell table:style-name="Table2_col2_row2">
              <text:p text:style-name="P6">Registro Duplicado.</text:p>
            </table:table-cell>
          </table:table-row>
          <table:table-row>
            <table:table-cell table:style-name="Table2_col1_row3">
              <text:p text:style-name="P6">DESCRIPCIÓN</text:p>
            </table:table-cell>
            <table:table-cell table:style-name="Table2_col2_row3">
              <text:p text:style-name="P6">Tren que intenta registrarse nuevamente cuando ya estaba registrado.</text:p>
              <text:p text:style-name="P6"/>
            </table:table-cell>
          </table:table-row>
          <table:table-row>
            <table:table-cell table:style-name="Table2_col1_row4">
              <text:p text:style-name="P6">PASOS</text:p>
            </table:table-cell>
            <table:table-cell table:style-name="Table2_col2_row4">
              <text:list text:style-name="L2">
                <text:list-item>
                  <text:p text:style-name="P7">Iniciar el proceso Tren.</text:p>
                </text:list-item>
                <text:list-item>
                  <text:p text:style-name="P7">Ingresar el comando «registrarse»</text:p>
                </text:list-item>
                <text:list-item>
                  <text:p text:style-name="P7">Repetir paso 2.</text:p>
                </text:list-item>
              </text:list>
            </table:table-cell>
          </table:table-row>
          <table:table-row>
            <table:table-cell table:style-name="Table2_col1_row5">
              <text:p text:style-name="P6">RESULTADO OBTENIDO</text:p>
            </table:table-cell>
            <table:table-cell table:style-name="Table2_col2_row5">
              <text:p text:style-name="P6">Mensaje en la ventana «Log» : “Ya te has registrado”.</text:p>
            </table:table-cell>
          </table:table-row>
        </table:table>
        <text:p text:style-name="P6"/>
        <text:p text:style-name="P6"/>
        <table:table table:name="Table3" table:style-name="Table3">
          <table:table-column/>
          <table:table-column/>
          <table:table-row>
            <table:table-cell table:style-name="Table3_col1_row1">
              <text:p text:style-name="P3"><text:span text:style-name="T1">ID</text:span></text:p>
            </table:table-cell>
            <table:table-cell table:style-name="Table3_col2_row1">
              <text:p text:style-name="P3"><text:span text:style-name="T1">03</text:span></text:p>
            </table:table-cell>
          </table:table-row>
          <table:table-row>
            <table:table-cell table:style-name="Table3_col1_row2">
              <text:p text:style-name="P3"><text:span text:style-name="T1">NOMBRE</text:span></text:p>
            </table:table-cell>
            <table:table-cell table:style-name="Table3_col2_row2">
              <text:p text:style-name="P3"><text:span text:style-name="T1">Estado del Tren.</text:span></text:p>
            </table:table-cell>
          </table:table-row>
          <table:table-row>
            <table:table-cell table:style-name="Table3_col1_row3">
              <text:p text:style-name="P3"><text:span text:style-name="T1">DESCRIPCIÓN</text:span></text:p>
            </table:table-cell>
            <table:table-cell table:style-name="Table3_col2_row3">
              <text:p text:style-name="P3"><text:span text:style-name="T1">Informa el estado del tren completo con todas sus características.</text:span></text:p>
            </table:table-cell>
          </table:table-row>
          <table:table-row>
            <table:table-cell table:style-name="Table3_col1_row4">
              <text:p text:style-name="P3"><text:span text:style-name="T1">PASOS</text:span></text:p>
            </table:table-cell>
            <table:table-cell table:style-name="Table3_col2_row4">
              <text:list text:style-name="L3">
                <text:list-item>
                  <text:p text:style-name="P8"><text:span text:style-name="T1">Iniciar el proceso Tren.</text:span></text:p>
                </text:list-item>
                <text:list-item>
                  <text:p text:style-name="P8"><text:span text:style-name="T1">Ingresar el comando «estado».</text:span></text:p>
                </text:list-item>
              </text:list>
            </table:table-cell>
          </table:table-row>
          <table:table-row>
            <table:table-cell table:style-name="Table3_col1_row5">
              <text:p text:style-name="P3"><text:span text:style-name="T1">RESULTADO OBTENIDO</text:span></text:p>
            </table:table-cell>
            <table:table-cell table:style-name="Table3_col2_row5">
              <text:p text:style-name="P3"><text:span text:style-name="T1">Mensaje en la ventana «Log» mostrando</text:span><text:span text:style-name="T4">:</text:span></text:p>
              <text:p text:style-name="P3"><text:span text:style-name="T1">- ID.</text:span></text:p>
              <text:p text:style-name="P3"><text:span text:style-name="T1">- Combustible.</text:span></text:p>
              <text:p text:style-name="P3"><text:span text:style-name="T1">- Modelo.</text:span></text:p>
              <text:p text:style-name="P3"><text:span text:style-name="T1">- Estación Actual.</text:span></text:p>
              <text:p text:style-name="P3"><text:span text:style-name="T1">- Estación Destino .</text:span></text:p>
              <text:p text:style-name="P3"><text:span text:style-name="T1">- Tiempo de viaje restante.</text:span></text:p>
            </table:table-cell>
          </table:table-row>
        </table:table>
        <text:p text:style-name="Normal"/>
        <text:p text:style-name="Normal"/>
        <text:p text:style-name="P5"/>
        <text:p text:style-name="P5"/>
        <text:p text:style-name="P5"/>
        <text:p text:style-name="Standard"/>
        <table:table table:name="Table4" table:style-name="Table4">
          <table:table-column/>
          <table:table-column/>
          <table:table-row>
            <table:table-cell table:style-name="Table4_col1_row1">
              <text:p text:style-name="P6">ID</text:p>
              <text:p text:style-name="P6"/>
            </table:table-cell>
            <table:table-cell table:style-name="Table4_col2_row1">
              <text:p text:style-name="P6">04</text:p>
            </table:table-cell>
          </table:table-row>
          <table:table-row>
            <table:table-cell table:style-name="Table4_col1_row2">
              <text:p text:style-name="P6">NOMBRE</text:p>
            </table:table-cell>
            <table:table-cell table:style-name="Table4_col2_row2">
              <text:p text:style-name="P6">Partir sin haberse registrado.</text:p>
              <text:p text:style-name="P6"/>
            </table:table-cell>
          </table:table-row>
          <table:table-row>
            <table:table-cell table:style-name="Table4_col1_row3">
              <text:p text:style-name="P6">DESCRIPCIÓN</text:p>
            </table:table-cell>
            <table:table-cell table:style-name="Table4_col2_row3">
              <text:p text:style-name="P6">Intentar usar el comando «partir» sin haberse registrado en la estacion previamente.</text:p>
              <text:p text:style-name="P6"/>
            </table:table-cell>
          </table:table-row>
          <table:table-row>
            <table:table-cell table:style-name="Table4_col1_row4">
              <text:p text:style-name="P6">PASOS</text:p>
            </table:table-cell>
            <table:table-cell table:style-name="Table4_col2_row4">
              <text:list text:style-name="L4">
                <text:list-item>
                  <text:p text:style-name="P9"><text:span text:style-name="T5">Iniciar el proceso Tren.</text:span></text:p>
                </text:list-item>
                <text:list-item>
                  <text:p text:style-name="P9"><text:span text:style-name="T5">Ingresar el comando «partir»</text:span></text:p>
                </text:list-item>
              </text:list>
              <text:p text:style-name="P10"/>
            </table:table-cell>
          </table:table-row>
          <table:table-row>
            <table:table-cell table:style-name="Table4_col1_row5">
              <text:p text:style-name="P6">RESULTADO OBTENIDO</text:p>
            </table:table-cell>
            <table:table-cell table:style-name="Table4_col2_row5">
              <text:p text:style-name="P6">Mensaje en la ventana de «Log»:</text:p>
              <text:p text:style-name="P6">“Es necesario estar registrado en la estación y solicitar anden”</text:p>
            </table:table-cell>
          </table:table-row>
        </table:table>
        <text:p text:style-name="Standard"/>
        <text:p text:style-name="Standard"/>
        <text:p text:style-name="Standard"/>
        <table:table table:name="Table5" table:style-name="Table5">
          <table:table-column/>
          <table:table-column/>
          <table:table-row>
            <table:table-cell table:style-name="Table5_col1_row1">
              <text:p text:style-name="P6">ID</text:p>
            </table:table-cell>
            <table:table-cell table:style-name="Table5_col2_row1">
              <text:p text:style-name="P6">05</text:p>
            </table:table-cell>
          </table:table-row>
          <table:table-row>
            <table:table-cell table:style-name="Table5_col1_row2">
              <text:p text:style-name="P6">NOMBRE</text:p>
            </table:table-cell>
            <table:table-cell table:style-name="Table5_col2_row2">
              <text:p text:style-name="P6">Solicitar anden cuando esta libre desde el tren.</text:p>
            </table:table-cell>
          </table:table-row>
          <table:table-row>
            <table:table-cell table:style-name="Table5_col1_row3">
              <text:p text:style-name="P6">DESCRIPCIÓN</text:p>
            </table:table-cell>
            <table:table-cell table:style-name="Table5_col2_row3">
              <text:p text:style-name="P6">Solicitar el anden a la estacion cuando se encuentra desocupado.</text:p>
            </table:table-cell>
          </table:table-row>
          <table:table-row>
            <table:table-cell table:style-name="Table5_col1_row4">
              <text:p text:style-name="P6">PASOS</text:p>
            </table:table-cell>
            <table:table-cell table:style-name="Table5_col2_row4">
              <text:list text:style-name="L5">
                <text:list-item>
                  <text:p text:style-name="P11"><text:span text:style-name="T5">Iniciar el proceso Tren.</text:span></text:p>
                </text:list-item>
                <text:list-item>
                  <text:p text:style-name="P11"><text:span text:style-name="T5">Ingresar el comando «registrarse».</text:span></text:p>
                </text:list-item>
                <text:list-item>
                  <text:p text:style-name="P11"><text:span text:style-name="T5">Ingresar el comando «anden».</text:span></text:p>
                </text:list-item>
                <text:list-item>
                  <text:p text:style-name="P11"><text:span text:style-name="T5">Ingresar la estacion donde quiere partir.</text:span></text:p>
                </text:list-item>
              </text:list>
            </table:table-cell>
          </table:table-row>
          <table:table-row>
            <table:table-cell table:style-name="Table5_col1_row5">
              <text:p text:style-name="P6">RESULTADO OBTENIDO</text:p>
            </table:table-cell>
            <table:table-cell table:style-name="Table5_col2_row5">
              <text:p text:style-name="P6">Mensaje en la ventana de «Log»:</text:p>
              <text:p text:style-name="P6">“Se te asigno el anden, usa partir para viajar.”</text:p>
            </table:table-cell>
          </table:table-row>
        </table:table>
        <text:p text:style-name="Standard"/>
        <text:p text:style-name="Standard"/>
        <text:p text:style-name="Standard"/>
        <table:table table:name="Table6" table:style-name="Table6">
          <table:table-column/>
          <table:table-column/>
          <table:table-row>
            <table:table-cell table:style-name="Table6_col1_row1">
              <text:p text:style-name="P3"><text:span text:style-name="T1">ID</text:span></text:p>
            </table:table-cell>
            <table:table-cell table:style-name="Table6_col2_row1">
              <text:p text:style-name="P3"><text:span text:style-name="T1">06</text:span></text:p>
            </table:table-cell>
          </table:table-row>
          <table:table-row>
            <table:table-cell table:style-name="Table6_col1_row2">
              <text:p text:style-name="P3"><text:span text:style-name="T1">NOMBRE</text:span></text:p>
            </table:table-cell>
            <table:table-cell table:style-name="Table6_col2_row2">
              <text:p text:style-name="P3"><text:span text:style-name="T1">Solicitar anden cuando esta ocupado desde el tren.</text:span></text:p>
            </table:table-cell>
          </table:table-row>
          <table:table-row>
            <table:table-cell table:style-name="Table6_col1_row3">
              <text:p text:style-name="P3"><text:span text:style-name="T1">DESCRIPCIÓN</text:span></text:p>
            </table:table-cell>
            <table:table-cell table:style-name="Table6_col2_row3">
              <text:p text:style-name="P3"><text:span text:style-name="T1">Solicitar el anden a la estacion cuando se encuentra ocupado.</text:span></text:p>
            </table:table-cell>
          </table:table-row>
          <table:table-row>
            <table:table-cell table:style-name="Table6_col1_row4">
              <text:p text:style-name="P3"><text:span text:style-name="T1">PASOS</text:span></text:p>
            </table:table-cell>
            <table:table-cell table:style-name="Table6_col2_row4">
              <text:list text:style-name="L6">
                <text:list-item>
                  <text:p text:style-name="P12"><text:span text:style-name="T1">Iniciar el proceso Tren.</text:span></text:p>
                </text:list-item>
                <text:list-item>
                  <text:p text:style-name="P12"><text:span text:style-name="T1">Ingresar el comando «registrarse».</text:span></text:p>
                </text:list-item>
                <text:list-item>
                  <text:p text:style-name="P12"><text:span text:style-name="T1">Ingresar el comando «anden».</text:span></text:p>
                </text:list-item>
                <text:list-item>
                  <text:p text:style-name="P12"><text:span text:style-name="T1">Ingresar la estacion donde quiere partir.</text:span></text:p>
                </text:list-item>
              </text:list>
            </table:table-cell>
          </table:table-row>
          <table:table-row>
            <table:table-cell table:style-name="Table6_col1_row5">
              <text:p text:style-name="P3"><text:span text:style-name="T1">RESULTADO OBTENIDO</text:span></text:p>
            </table:table-cell>
            <table:table-cell table:style-name="Table6_col2_row5">
              <text:p text:style-name="P3"><text:span text:style-name="T1">Mensaje en la ventana de «Log»:</text:span></text:p>
              <text:p text:style-name="P3"><text:span text:style-name="T1">“Has entrado en la cola. Esperando a que se desocupe el anden..”</text:span></text:p>
            </table:table-cell>
          </table:table-row>
        </table:table>
        <text:p text:style-name="Normal"/>
        <text:p text:style-name="P5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able:table table:name="Table7" table:style-name="Table7">
          <table:table-column/>
          <table:table-column/>
          <table:table-row>
            <table:table-cell table:style-name="Table7_col1_row1">
              <text:p text:style-name="P13">ID</text:p>
            </table:table-cell>
            <table:table-cell table:style-name="Table7_col2_row1">
              <text:p text:style-name="P6">07</text:p>
            </table:table-cell>
          </table:table-row>
          <table:table-row>
            <table:table-cell table:style-name="Table7_col1_row2">
              <text:p text:style-name="P6">NOMBRE</text:p>
            </table:table-cell>
            <table:table-cell table:style-name="Table7_col2_row2">
              <text:p text:style-name="P6">Buscar estaciones.</text:p>
            </table:table-cell>
          </table:table-row>
          <table:table-row>
            <table:table-cell table:style-name="Table7_col1_row3">
              <text:p text:style-name="P6">DESCRIPCIÓN</text:p>
            </table:table-cell>
            <table:table-cell table:style-name="Table7_col2_row3">
              <text:p text:style-name="P6">Uso del comando «buscar est» para que las estaciones se puedan comunicarse entre ellas.</text:p>
            </table:table-cell>
          </table:table-row>
          <table:table-row>
            <table:table-cell table:style-name="Table7_col1_row4">
              <text:p text:style-name="P6">PASOS</text:p>
            </table:table-cell>
            <table:table-cell table:style-name="Table7_col2_row4">
              <text:list text:style-name="L7">
                <text:list-item>
                  <text:p text:style-name="P14"><text:span text:style-name="T5">Iniciar el proceso Estacion.</text:span></text:p>
                </text:list-item>
                <text:list-item>
                  <text:p text:style-name="P14"><text:span text:style-name="T5">Ingresar el comando «buscar est».</text:span></text:p>
                </text:list-item>
              </text:list>
            </table:table-cell>
          </table:table-row>
          <table:table-row>
            <table:table-cell table:style-name="Table7_col1_row5">
              <text:p text:style-name="P6">RESULTADO OBTENIDO</text:p>
            </table:table-cell>
            <table:table-cell table:style-name="Table7_col2_row5">
              <text:p text:style-name="P6">Mensaje en la ventana «Log» con un listado de las estaciones que se encontraron conectadas.</text:p>
            </table:table-cell>
          </table:table-row>
        </table:table>
        <text:p text:style-name="Standard"/>
        <text:p text:style-name="Standard"/>
        <text:p text:style-name="Standard"/>
        <text:p text:style-name="Standard"/>
        <table:table table:name="Table8" table:style-name="Table8">
          <table:table-column/>
          <table:table-column/>
          <table:table-row>
            <table:table-cell table:style-name="Table8_col1_row1">
              <text:p text:style-name="P3"><text:span text:style-name="T1">ID</text:span></text:p>
            </table:table-cell>
            <table:table-cell table:style-name="Table8_col2_row1">
              <text:p text:style-name="P3"><text:span text:style-name="T1">08</text:span></text:p>
            </table:table-cell>
          </table:table-row>
          <table:table-row>
            <table:table-cell table:style-name="Table8_col1_row2">
              <text:p text:style-name="P3"><text:span text:style-name="T1">NOMBRE</text:span></text:p>
            </table:table-cell>
            <table:table-cell table:style-name="Table8_col2_row2">
              <text:p text:style-name="P3"><text:span text:style-name="T1">Estado de las Estaciones.</text:span></text:p>
            </table:table-cell>
          </table:table-row>
          <table:table-row>
            <table:table-cell table:style-name="Table8_col1_row3">
              <text:p text:style-name="P3"><text:span text:style-name="T1">DESCRIPCIÓN</text:span></text:p>
            </table:table-cell>
            <table:table-cell table:style-name="Table8_col2_row3">
              <text:p text:style-name="P3"><text:span text:style-name="T1">Informa el estado de las estaciones.</text:span></text:p>
            </table:table-cell>
          </table:table-row>
          <table:table-row>
            <table:table-cell table:style-name="Table8_col1_row4">
              <text:p text:style-name="P3"><text:span text:style-name="T1">PASOS</text:span></text:p>
            </table:table-cell>
            <table:table-cell table:style-name="Table8_col2_row4">
              <text:list text:style-name="L8">
                <text:list-item>
                  <text:p text:style-name="P15"><text:span text:style-name="T5">Iniciar el proceso Estacion.</text:span></text:p>
                </text:list-item>
                <text:list-item>
                  <text:p text:style-name="P15"><text:span text:style-name="T5">Ingresar el comando «estado est»</text:span></text:p>
                </text:list-item>
              </text:list>
            </table:table-cell>
          </table:table-row>
          <table:table-row>
            <table:table-cell table:style-name="Table8_col1_row5">
              <text:p text:style-name="P3"><text:span text:style-name="T1">RESULTADO OBTENIDO</text:span></text:p>
            </table:table-cell>
            <table:table-cell table:style-name="Table8_col2_row5">
              <text:p text:style-name="P3"><text:span text:style-name="T1">Mensaje en la ventana «Log» mostrando:</text:span></text:p>
              <text:p text:style-name="P3"><text:span text:style-name="T1">-Nombre.</text:span></text:p>
              <text:p text:style-name="P3"><text:span text:style-name="T1">-ID.</text:span></text:p>
              <text:p text:style-name="P3"><text:span text:style-name="T1">-Distancia.</text:span></text:p>
              <text:p text:style-name="P3"><text:span text:style-name="T1">-Si se encuentra conectada o no.</text:span></text:p>
            </table:table-cell>
          </table:table-row>
        </table:table>
        <text:p text:style-name="P3"/>
        <text:p text:style-name="P3"/>
        <text:p text:style-name="P16"/>
        <table:table table:name="Table9" table:style-name="Table9">
          <table:table-column/>
          <table:table-column/>
          <table:table-row>
            <table:table-cell table:style-name="Table9_col1_row1">
              <text:p text:style-name="P17"><text:span text:style-name="T1">ID</text:span></text:p>
            </table:table-cell>
            <table:table-cell table:style-name="Table9_col2_row1">
              <text:p text:style-name="P3"><text:span text:style-name="T1">09</text:span></text:p>
            </table:table-cell>
          </table:table-row>
          <table:table-row>
            <table:table-cell table:style-name="Table9_col1_row2">
              <text:p text:style-name="P3"><text:span text:style-name="T1">NOMBRE</text:span></text:p>
            </table:table-cell>
            <table:table-cell table:style-name="Table9_col2_row2">
              <text:p text:style-name="P3"><text:span text:style-name="T1">Estado de los trenes desde la estacion.</text:span></text:p>
            </table:table-cell>
          </table:table-row>
          <table:table-row>
            <table:table-cell table:style-name="Table9_col1_row3">
              <text:p text:style-name="P3"><text:span text:style-name="T1">DESCRIPCIÓN</text:span></text:p>
            </table:table-cell>
            <table:table-cell table:style-name="Table9_col2_row3">
              <text:p text:style-name="P3"><text:span text:style-name="T1">Informa el estado de todos los trenes que se encuentran registrados en la estacion.</text:span></text:p>
            </table:table-cell>
          </table:table-row>
          <table:table-row>
            <table:table-cell table:style-name="Table9_col1_row4">
              <text:p text:style-name="P3"><text:span text:style-name="T1">PASOS</text:span></text:p>
            </table:table-cell>
            <table:table-cell table:style-name="Table9_col2_row4">
              <text:list text:style-name="L9">
                <text:list-item>
                  <text:p text:style-name="P18"><text:span text:style-name="T5">Iniciar el proceso Estacion.</text:span></text:p>
                </text:list-item>
                <text:list-item>
                  <text:p text:style-name="P18"><text:span text:style-name="T5">Iniciar al menos un proceso Tren.</text:span></text:p>
                </text:list-item>
                <text:list-item>
                  <text:p text:style-name="P18"><text:span text:style-name="T5">Registrar los trenes iniciados en la estacion.</text:span></text:p>
                </text:list-item>
                <text:list-item>
                  <text:p text:style-name="P18"><text:span text:style-name="T5">Ingresar el comando «estado tren» desde la estacion.</text:span></text:p>
                </text:list-item>
              </text:list>
            </table:table-cell>
          </table:table-row>
          <table:table-row>
            <table:table-cell table:style-name="Table9_col1_row5">
              <text:p text:style-name="P3"><text:span text:style-name="T1">RESULTADO OBTENIDO</text:span></text:p>
            </table:table-cell>
            <table:table-cell table:style-name="Table9_col2_row5">
              <text:p text:style-name="P3"><text:span text:style-name="T1">Mensaje en la ventana «Log» mostrando los datos de los trenes registrados.</text:span></text:p>
            </table:table-cell>
          </table:table-row>
        </table:table>
        <text:p text:style-name="P3"/>
        <text:p text:style-name="P19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able:table table:name="Table10" table:style-name="Table10">
          <table:table-column/>
          <table:table-column/>
          <table:table-row>
            <table:table-cell table:style-name="Table10_col1_row1">
              <text:p text:style-name="P3"><text:span text:style-name="T1">ID</text:span></text:p>
            </table:table-cell>
            <table:table-cell table:style-name="Table10_col2_row1">
              <text:p text:style-name="P3"><text:span text:style-name="T1">10</text:span></text:p>
            </table:table-cell>
          </table:table-row>
          <table:table-row>
            <table:table-cell table:style-name="Table10_col1_row2">
              <text:p text:style-name="P3"><text:span text:style-name="T1">NOMBRE</text:span></text:p>
            </table:table-cell>
            <table:table-cell table:style-name="Table10_col2_row2">
              <text:p text:style-name="P3"><text:span text:style-name="T1">Proceso Tren Migrado</text:span></text:p>
            </table:table-cell>
          </table:table-row>
          <table:table-row>
            <table:table-cell table:style-name="Table10_col1_row3">
              <text:p text:style-name="P3"><text:span text:style-name="T1">DESCRIPCIÓN</text:span></text:p>
            </table:table-cell>
            <table:table-cell table:style-name="Table10_col2_row3">
              <text:p text:style-name="P3"><text:span text:style-name="T1">El tren al partir de una estación finaliza como proceso, y al llegar a su estación destino comienza un nuevo proceso tren.</text:span></text:p>
            </table:table-cell>
          </table:table-row>
          <table:table-row>
            <table:table-cell table:style-name="Table10_col1_row4">
              <text:p text:style-name="P3"><text:span text:style-name="T1">PASOS</text:span></text:p>
            </table:table-cell>
            <table:table-cell table:style-name="Table10_col2_row4">
              <text:list text:style-name="L10">
                <text:list-item>
                  <text:p text:style-name="P20"><text:span text:style-name="T1">Ejecutar 2 procesos Estacion.</text:span></text:p>
                </text:list-item>
                <text:list-item>
                  <text:p text:style-name="P20"><text:span text:style-name="T1">Ingresar, en ambas estaciones, el comando «buscar est».</text:span></text:p>
                </text:list-item>
                <text:list-item>
                  <text:p text:style-name="P20"><text:span text:style-name="T1">Ejecutar proceso Tren.</text:span></text:p>
                </text:list-item>
                <text:list-item>
                  <text:p text:style-name="P20"><text:span text:style-name="T1">Desde el Tren, Ingresar el comando «registrarse».</text:span></text:p>
                </text:list-item>
                <text:list-item>
                  <text:p text:style-name="P20"><text:span text:style-name="T1">Desde el Tren, Ingresar el comando «anden».</text:span></text:p>
                </text:list-item>
                <text:list-item>
                  <text:p text:style-name="P20"><text:span text:style-name="T1">Ingresar la estacion donde dirigirse.</text:span></text:p>
                </text:list-item>
                <text:list-item>
                  <text:p text:style-name="P20"><text:span text:style-name="T1">Ingresar el comando «partir». </text:span></text:p>
                </text:list-item>
                <text:list-item>
                  <text:p text:style-name="P20"><text:span text:style-name="T1">Esperar a que el tren migre a la estacion destino.</text:span></text:p>
                </text:list-item>
                <text:list-item>
                  <text:p text:style-name="P20"><text:span text:style-name="T1">En una nueva Terminal, Ejecutar «htop».</text:span></text:p>
                </text:list-item>
              </text:list>
            </table:table-cell>
          </table:table-row>
          <table:table-row>
            <table:table-cell table:style-name="Table10_col1_row5">
              <text:p text:style-name="P3"><text:span text:style-name="T1">RESULTADO OBTENIDO</text:span></text:p>
            </table:table-cell>
            <table:table-cell table:style-name="Table10_col2_row5">
              <text:p text:style-name="P3"><text:span text:style-name="T1">Dentro de la tabla de procesos de htop, debe aparecer el proceso ./tren &lt;ID del tren&gt; &lt;nombre de la estacion&gt;.</text:span></text:p>
            </table:table-cell>
          </table:table-row>
        </table:table>
        <text:p text:style-name="P3"/>
        <text:p text:style-name="P3"/>
        <table:table table:name="Table11" table:style-name="Table11">
          <table:table-column/>
          <table:table-column/>
          <table:table-row>
            <table:table-cell table:style-name="Table11_col1_row1">
              <text:p text:style-name="P3"><text:span text:style-name="T1">ID</text:span></text:p>
            </table:table-cell>
            <table:table-cell table:style-name="Table11_col2_row1">
              <text:p text:style-name="P3"><text:span text:style-name="T1">11</text:span></text:p>
            </table:table-cell>
          </table:table-row>
          <table:table-row>
            <table:table-cell table:style-name="Table11_col1_row2">
              <text:p text:style-name="P3"><text:span text:style-name="T1">NOMBRE</text:span></text:p>
            </table:table-cell>
            <table:table-cell table:style-name="Table11_col2_row2">
              <text:p text:style-name="P3"><text:span text:style-name="T1">Solicitar anden para un tren migrado desde la estacion.</text:span></text:p>
            </table:table-cell>
          </table:table-row>
          <table:table-row>
            <table:table-cell table:style-name="Table11_col1_row3">
              <text:p text:style-name="P3"><text:span text:style-name="T1">DESCRIPCIÓN</text:span></text:p>
            </table:table-cell>
            <table:table-cell table:style-name="Table11_col2_row3">
              <text:p text:style-name="P3"><text:span text:style-name="T1">Ya con un tren migrado en una estacion, hacer que solicite anden para poder partir nuevamente.</text:span></text:p>
            </table:table-cell>
          </table:table-row>
          <table:table-row>
            <table:table-cell table:style-name="Table11_col1_row4">
              <text:p text:style-name="P3"><text:span text:style-name="T1">PASOS</text:span></text:p>
            </table:table-cell>
            <table:table-cell table:style-name="Table11_col2_row4">
              <text:list text:style-name="L11">
                <text:list-item>
                  <text:p text:style-name="P21"><text:span text:style-name="T5">Migrar un tren a una estacion.</text:span></text:p>
                </text:list-item>
                <text:list-item>
                  <text:p text:style-name="P21"><text:span text:style-name="T5">Desde la estacion, Ingresar el comando «anden».</text:span></text:p>
                </text:list-item>
                <text:list-item>
                  <text:p text:style-name="P21"><text:span text:style-name="T5">Ingresar el ID del tren que quiera que solicite anden.</text:span></text:p>
                </text:list-item>
                <text:list-item>
                  <text:p text:style-name="P21"><text:span text:style-name="T5">Ingresar la estacion al cual quiera partir.</text:span></text:p>
                </text:list-item>
              </text:list>
              <text:p text:style-name="P3"/>
            </table:table-cell>
          </table:table-row>
          <table:table-row>
            <table:table-cell table:style-name="Table11_col1_row5">
              <text:p text:style-name="P3"><text:span text:style-name="T1">RESULTADO OBTENIDO</text:span></text:p>
            </table:table-cell>
            <table:table-cell table:style-name="Table11_col2_row5">
              <text:p text:style-name="P3"><text:span text:style-name="T1">Mensaje en la ventana «Log» indicando si el tren encuentra en el anden o en la cola de espera.</text:span></text:p>
            </table:table-cell>
          </table:table-row>
        </table:table>
        <text:p text:style-name="Normal"/>
        <text:p text:style-name="Normal"/>
        <table:table table:name="Table12" table:style-name="Table12">
          <table:table-column/>
          <table:table-column/>
          <table:table-row>
            <table:table-cell table:style-name="Table12_col1_row1">
              <text:p text:style-name="P3"><text:span text:style-name="T1">ID</text:span></text:p>
            </table:table-cell>
            <table:table-cell table:style-name="Table12_col2_row1">
              <text:p text:style-name="P3"><text:span text:style-name="T1">12</text:span></text:p>
            </table:table-cell>
          </table:table-row>
          <table:table-row>
            <table:table-cell table:style-name="Table12_col1_row2">
              <text:p text:style-name="P3"><text:span text:style-name="T1">NOMBRE</text:span></text:p>
            </table:table-cell>
            <table:table-cell table:style-name="Table12_col2_row2">
              <text:p text:style-name="P3"><text:span text:style-name="T1">Hacer que un tren migrado parta.</text:span></text:p>
            </table:table-cell>
          </table:table-row>
          <table:table-row>
            <table:table-cell table:style-name="Table12_col1_row3">
              <text:p text:style-name="P3"><text:span text:style-name="T1">DESCRIPCIÓN</text:span></text:p>
            </table:table-cell>
            <table:table-cell table:style-name="Table12_col2_row3">
              <text:p text:style-name="P3"><text:span text:style-name="T1">Ya con un tren migrado en una estacion que haya solicitado anden previamente, hacer que parta.</text:span></text:p>
            </table:table-cell>
          </table:table-row>
          <table:table-row>
            <table:table-cell table:style-name="Table12_col1_row4">
              <text:p text:style-name="P3"><text:span text:style-name="T1">PASOS</text:span></text:p>
            </table:table-cell>
            <table:table-cell table:style-name="Table12_col2_row4">
              <text:list text:style-name="L12">
                <text:list-item>
                  <text:p text:style-name="P22"><text:span text:style-name="T5">Migrar un tren a una estacion. (Caso de prueba 10)</text:span></text:p>
                </text:list-item>
                <text:list-item>
                  <text:p text:style-name="P22"><text:span text:style-name="T5">Solicitar anden para el tren migrado. </text:span><text:span text:style-name="T2">(Caso de prueba 11)</text:span></text:p>
                </text:list-item>
                <text:list-item>
                  <text:p text:style-name="P22"><text:span text:style-name="T5">Ingresar el comando «partir».</text:span></text:p>
                </text:list-item>
              </text:list>
            </table:table-cell>
          </table:table-row>
          <table:table-row>
            <table:table-cell table:style-name="Table12_col1_row5">
              <text:p text:style-name="P3"><text:span text:style-name="T1">RESULTADO OBTENIDO</text:span></text:p>
            </table:table-cell>
            <table:table-cell table:style-name="Table12_col2_row5">
              <text:p text:style-name="P3"><text:span text:style-name="T1">Mensaje en la ventana «Log» mostrando el dibujo del tren viajando.</text:span></text:p>
            </table:table-cell>
          </table:table-row>
        </table:table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'Liberation Sans', Arial" svg:font-family="'Liberation Sans', Arial"/>
    <style:font-face style:name="Liberation Serif', 'Times New Roman" svg:font-family="Liberation Serif', 'Times New Roman"/>
    <style:font-face style:name="Ubuntu" svg:font-family="Ubuntu"/>
  </office:font-face-decls>
  <office:styles>
    <style:default-style style:family="paragraph">
      <style:paragraph-properties style:tab-stop-distance="1.251cm"/>
    </style:default-style>
    <style:style style:family="paragraph" style:name="Table-Heading" style:display-name="Table Heading" style:parent-style-name="Standard" style:next-style-name="Table-Heading">
      <style:paragraph-properties fo:text-align="center"/>
      <style:text-properties fo:font-weight="bold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Text-body" style:display-name="Text body" style:parent-style-name="Standard" style:next-style-name="Text-body">
      <style:paragraph-properties fo:line-height="115%" fo:margin-top="0cm" fo:margin-bottom="0.247cm"/>
    </style:style>
    <style:style style:family="paragraph" style:name="Standard" style:display-name="Standard" style:next-style-name="Standard">
      <style:paragraph-properties fo:widows="2" fo:orphans="2" style:writing-mode="lr"/>
      <style:text-properties style:font-name="Liberation Serif', 'Times New Roman" fo:font-size="12pt" fo:language="es" fo:country="AR"/>
    </style:style>
    <style:style style:family="paragraph" style:name="Heading" style:display-name="Heading" style:parent-style-name="Standard" style:next-style-name="Text-body">
      <style:paragraph-properties fo:margin-top="0.423cm" fo:margin-bottom="0.212cm" fo:keep-with-next="always"/>
      <style:text-properties style:font-name="'Liberation Sans', Arial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Standard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Thu Nov 14 21:04:16 2019
</meta:creation-date>
    <dc:date>Thu Nov 14 21:04:39 2019
</dc:date>
  </office:meta>
</office:document-meta>
</file>